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6])" office:value-type="float" office:value="9860.27" calcext:value-type="float">
            <text:p>9860.27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0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2])" office:value-type="float" office:value="279.159999999998" calcext:value-type="float">
            <text:p>279.159999999998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 table:number-rows-repeated="40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4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4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 table:number-rows-repeated="13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 table:number-rows-repeated="16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06])" office:value-type="float" office:value="78.35" calcext:value-type="float">
            <text:p>78.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4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0:.C120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2])" office:value-type="float" office:value="61.85" calcext:value-type="float">
            <text:p>61.85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-00-00</text:date>, <text:time style:data-style-name="N2" text:time-value="10:48:53.101133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9T10:53:57.759708911</dc:date>
    <meta:editing-duration>P2DT21H49M40S</meta:editing-duration>
    <meta:editing-cycles>444</meta:editing-cycles>
    <meta:generator>LibreOffice/6.4.7.2$Linux_X86_64 LibreOffice_project/40$Build-2</meta:generator>
    <meta:document-statistic meta:table-count="8" meta:cell-count="1620" meta:object-count="0"/>
  </office:meta>
</office:document-meta>
</file>